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en" fo:country="US" officeooo:rsid="00066d21" officeooo:paragraph-rsid="00066d21" style:font-size-asian="21pt" style:font-size-complex="24pt"/>
    </style:style>
    <style:style style:name="P2" style:family="paragraph" style:parent-style-name="Standard">
      <style:paragraph-properties fo:text-align="start" style:justify-single-word="false"/>
      <style:text-properties fo:font-size="12pt" fo:language="en" fo:country="US" officeooo:rsid="00066d21" officeooo:paragraph-rsid="00066d21" style:font-size-asian="10.5pt" style:font-size-complex="12pt"/>
    </style:style>
    <style:style style:name="P3" style:family="paragraph" style:parent-style-name="Standard">
      <style:paragraph-properties fo:text-align="start" style:justify-single-word="false"/>
      <style:text-properties fo:font-size="12pt" fo:language="en" fo:country="US" officeooo:rsid="00066d21" officeooo:paragraph-rsid="0006c668" style:font-size-asian="10.5pt" style:font-size-complex="12pt"/>
    </style:style>
    <style:style style:name="P4" style:family="paragraph" style:parent-style-name="Standard">
      <style:paragraph-properties fo:text-align="start" style:justify-single-word="false"/>
      <style:text-properties fo:font-size="12pt" fo:language="en" fo:country="US" officeooo:rsid="0006c668" officeooo:paragraph-rsid="0006c668" style:font-size-asian="10.5pt" style:font-size-complex="12pt"/>
    </style:style>
    <style:style style:name="P5" style:family="paragraph" style:parent-style-name="Standard">
      <style:paragraph-properties fo:text-align="start" style:justify-single-word="false"/>
      <style:text-properties fo:font-size="12pt" fo:language="en" fo:country="US" officeooo:rsid="0006c668" officeooo:paragraph-rsid="00099f4f" style:font-size-asian="10.5pt" style:font-size-complex="12pt"/>
    </style:style>
    <style:style style:name="P6" style:family="paragraph" style:parent-style-name="Standard">
      <style:paragraph-properties fo:text-align="start" style:justify-single-word="false"/>
      <style:text-properties fo:font-size="12pt" fo:language="en" fo:country="US" officeooo:rsid="001612f4" officeooo:paragraph-rsid="001612f4" style:font-size-asian="10.5pt" style:font-size-complex="12pt"/>
    </style:style>
    <style:style style:name="P7" style:family="paragraph" style:parent-style-name="Standard">
      <style:paragraph-properties fo:text-align="start" style:justify-single-word="false"/>
      <style:text-properties fo:font-size="12pt" fo:language="en" fo:country="US" officeooo:rsid="00196f90" officeooo:paragraph-rsid="00196f90" style:font-size-asian="10.5pt" style:font-size-complex="12pt"/>
    </style:style>
    <style:style style:name="P8" style:family="paragraph" style:parent-style-name="Standard">
      <style:paragraph-properties fo:text-align="start" style:justify-single-word="false"/>
      <style:text-properties fo:font-size="12pt" fo:language="en" fo:country="US" fo:font-weight="normal" officeooo:rsid="00066d21" officeooo:paragraph-rsid="00066d2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US" fo:font-weight="normal" officeooo:rsid="00066d21" officeooo:paragraph-rsid="0006c66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n" fo:country="US" fo:font-weight="normal" officeooo:rsid="00066d21" officeooo:paragraph-rsid="00099f4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n" fo:country="US" fo:font-weight="normal" officeooo:rsid="0006c668" officeooo:paragraph-rsid="0006c66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n" fo:country="US" fo:font-weight="normal" officeooo:rsid="0006c668" officeooo:paragraph-rsid="0007264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n" fo:country="US" fo:font-weight="normal" officeooo:rsid="0007fb34" officeooo:paragraph-rsid="0007fb3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n" fo:country="US" fo:font-weight="normal" officeooo:rsid="00099f4f" officeooo:paragraph-rsid="0007fb3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n" fo:country="US" fo:font-weight="normal" officeooo:rsid="00099f4f" officeooo:paragraph-rsid="00099f4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n" fo:country="US" fo:font-weight="normal" officeooo:rsid="000b9988" officeooo:paragraph-rsid="000b998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n" fo:country="US" fo:font-weight="normal" officeooo:rsid="000d0671" officeooo:paragraph-rsid="000d067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n" fo:country="US" fo:font-weight="normal" officeooo:rsid="000f77c3" officeooo:paragraph-rsid="000f77c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n" fo:country="US" fo:font-weight="normal" officeooo:rsid="00116d1d" officeooo:paragraph-rsid="00116d1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US" fo:font-weight="normal" officeooo:rsid="00159c8a" officeooo:paragraph-rsid="00159c8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n" fo:country="US" fo:font-weight="bold" officeooo:rsid="00066d21" officeooo:paragraph-rsid="00066d21"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language="en" fo:country="US" fo:font-weight="bold" officeooo:rsid="00066d21" officeooo:paragraph-rsid="0006c668"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language="en" fo:country="US" fo:font-weight="bold" officeooo:rsid="0006c668" officeooo:paragraph-rsid="0006c668"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language="en" fo:country="US" fo:font-weight="bold" officeooo:rsid="0007fb34" officeooo:paragraph-rsid="0007fb34"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language="en" fo:country="US" fo:font-weight="bold" officeooo:rsid="000b9988" officeooo:paragraph-rsid="000b9988"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language="en" fo:country="US" fo:font-weight="bold" officeooo:rsid="001612f4" officeooo:paragraph-rsid="001612f4"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language="en" fo:country="US" fo:font-weight="bold" officeooo:rsid="001776c5" officeooo:paragraph-rsid="001776c5"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4pt" fo:language="en" fo:country="US" fo:font-weight="bold" officeooo:rsid="00066d21" officeooo:paragraph-rsid="00066d21" style:font-size-asian="14pt" style:font-weight-asian="bold" style:font-size-complex="14pt" style:font-weight-complex="bold"/>
    </style:style>
    <style:style style:name="P29" style:family="paragraph" style:parent-style-name="Standard" style:list-style-name="L1">
      <style:paragraph-properties fo:text-align="start" style:justify-single-word="false"/>
      <style:text-properties fo:font-size="12pt" fo:language="en" fo:country="US" officeooo:rsid="00066d21" officeooo:paragraph-rsid="00066d21" style:font-size-asian="10.5pt" style:font-size-complex="12pt"/>
    </style:style>
    <style:style style:name="P30" style:family="paragraph" style:parent-style-name="Standard">
      <style:paragraph-properties fo:text-align="start" style:justify-single-word="false"/>
      <style:text-properties fo:font-size="12pt" fo:language="en" fo:country="US" officeooo:rsid="0006c668" officeooo:paragraph-rsid="0006c668" style:font-size-asian="10.5pt" style:font-size-complex="12pt"/>
    </style:style>
    <style:style style:name="P31" style:family="paragraph" style:parent-style-name="Standard">
      <style:paragraph-properties fo:text-align="start" style:justify-single-word="false"/>
      <style:text-properties fo:font-size="12pt" fo:language="en" fo:country="US" officeooo:rsid="0022ff1f" officeooo:paragraph-rsid="0022ff1f" style:font-size-asian="10.5pt" style:font-size-complex="12pt"/>
    </style:style>
    <style:style style:name="P32" style:family="paragraph" style:parent-style-name="Standard" style:list-style-name="L1">
      <style:paragraph-properties fo:text-align="start" style:justify-single-word="false"/>
      <style:text-properties fo:font-size="12pt" fo:language="en" fo:country="US" officeooo:rsid="00260e1b" officeooo:paragraph-rsid="00260e1b" style:font-size-asian="10.5pt" style:font-size-complex="12pt"/>
    </style:style>
    <style:style style:name="P33" style:family="paragraph" style:parent-style-name="Standard">
      <style:paragraph-properties fo:text-align="start" style:justify-single-word="false"/>
      <style:text-properties fo:font-size="12pt" fo:language="en" fo:country="US" officeooo:rsid="00260e1b" officeooo:paragraph-rsid="00260e1b" style:font-size-asian="10.5pt" style:font-size-complex="12pt"/>
    </style:style>
    <style:style style:name="P34" style:family="paragraph" style:parent-style-name="Standard" style:list-style-name="L2">
      <style:paragraph-properties fo:text-align="start" style:justify-single-word="false"/>
      <style:text-properties fo:font-size="12pt" fo:language="en" fo:country="US" fo:font-weight="normal" officeooo:rsid="000b9988" officeooo:paragraph-rsid="000b998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en" fo:country="US" fo:font-weight="normal" officeooo:rsid="000d0671" officeooo:paragraph-rsid="000d067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en" fo:country="US" fo:font-weight="normal" officeooo:rsid="0007fb34" officeooo:paragraph-rsid="0007fb34"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en" fo:country="US" fo:font-weight="normal" officeooo:rsid="00099f4f" officeooo:paragraph-rsid="00099f4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en" fo:country="US" fo:font-weight="normal" officeooo:rsid="00066d21" officeooo:paragraph-rsid="00066d2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en" fo:country="US" fo:font-weight="normal" officeooo:rsid="00066d21" officeooo:paragraph-rsid="00228c2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en" fo:country="US" fo:font-weight="normal" officeooo:rsid="0020c95f" officeooo:paragraph-rsid="0020c95f"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en" fo:country="US" fo:font-weight="normal" officeooo:rsid="0022ff1f" officeooo:paragraph-rsid="0022ff1f" style:font-size-asian="10.5pt" style:font-weight-asian="normal" style:font-size-complex="12pt" style:font-weight-complex="normal"/>
    </style:style>
    <style:style style:name="P42" style:family="paragraph" style:parent-style-name="Standard" style:list-style-name="L3">
      <style:paragraph-properties fo:text-align="start" style:justify-single-word="false"/>
      <style:text-properties fo:font-size="12pt" fo:language="en" fo:country="US" fo:font-weight="normal" officeooo:rsid="0022ff1f" officeooo:paragraph-rsid="0022ff1f"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en" fo:country="US" fo:font-weight="normal" officeooo:rsid="0022ff1f" officeooo:paragraph-rsid="002d07b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en" fo:country="US" fo:font-weight="normal" officeooo:rsid="00266040" officeooo:paragraph-rsid="00266040"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en" fo:country="US" fo:font-weight="normal" officeooo:rsid="00279e21" officeooo:paragraph-rsid="00279e21"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en" fo:country="US" fo:font-weight="bold" officeooo:rsid="0022ff1f" officeooo:paragraph-rsid="0022ff1f"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language="en" fo:country="US" fo:font-weight="bold" officeooo:rsid="001612f4" officeooo:paragraph-rsid="001612f4" style:font-size-asian="10.5pt" style:font-weight-asian="bold" style:font-size-complex="12pt" style:font-weight-complex="bold"/>
    </style:style>
    <style:style style:name="P48" style:family="paragraph" style:parent-style-name="Standard">
      <style:paragraph-properties fo:text-align="start" style:justify-single-word="false"/>
      <style:text-properties officeooo:paragraph-rsid="001612f4"/>
    </style:style>
    <style:style style:name="P49" style:family="paragraph" style:parent-style-name="Standard">
      <style:paragraph-properties fo:text-align="start" style:justify-single-word="false"/>
      <style:text-properties officeooo:paragraph-rsid="0020c95f"/>
    </style:style>
    <style:style style:name="P50" style:family="paragraph" style:parent-style-name="Standard">
      <style:paragraph-properties fo:text-align="start" style:justify-single-word="false"/>
      <style:text-properties fo:font-size="10pt" fo:language="en" fo:country="US" officeooo:rsid="001612f4" officeooo:paragraph-rsid="001612f4" style:font-size-asian="10pt" style:font-size-complex="10pt"/>
    </style:style>
    <style:style style:name="P51" style:family="paragraph" style:parent-style-name="Standard">
      <style:paragraph-properties fo:text-align="start" style:justify-single-word="false"/>
      <style:text-properties fo:font-size="10pt" fo:language="en" fo:country="US" officeooo:rsid="001612f4" officeooo:paragraph-rsid="0020c95f" style:font-size-asian="10pt" style:font-size-complex="10pt"/>
    </style:style>
    <style:style style:name="T1" style:family="text">
      <style:text-properties officeooo:rsid="00066d21"/>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officeooo:rsid="0006c668"/>
    </style:style>
    <style:style style:name="T4" style:family="text">
      <style:text-properties officeooo:rsid="0007fb34"/>
    </style:style>
    <style:style style:name="T5" style:family="text">
      <style:text-properties fo:font-weight="normal" style:font-weight-asian="normal" style:font-weight-complex="normal"/>
    </style:style>
    <style:style style:name="T6" style:family="text">
      <style:text-properties fo:font-weight="normal" officeooo:rsid="00099f4f" style:font-weight-asian="normal" style:font-weight-complex="normal"/>
    </style:style>
    <style:style style:name="T7" style:family="text">
      <style:text-properties fo:font-weight="normal" officeooo:rsid="0022ff1f" style:font-weight-asian="normal" style:font-weight-complex="normal"/>
    </style:style>
    <style:style style:name="T8" style:family="text">
      <style:text-properties officeooo:rsid="00099f4f"/>
    </style:style>
    <style:style style:name="T9" style:family="text">
      <style:text-properties officeooo:rsid="000d0671"/>
    </style:style>
    <style:style style:name="T10" style:family="text">
      <style:text-properties officeooo:rsid="000f77c3"/>
    </style:style>
    <style:style style:name="T11" style:family="text">
      <style:text-properties officeooo:rsid="0012fc71"/>
    </style:style>
    <style:style style:name="T12" style:family="text">
      <style:text-properties officeooo:rsid="001776c5"/>
    </style:style>
    <style:style style:name="T13" style:family="text">
      <style:text-properties officeooo:rsid="001edb98"/>
    </style:style>
    <style:style style:name="T14" style:family="text">
      <style:text-properties officeooo:rsid="0020c95f"/>
    </style:style>
    <style:style style:name="T15" style:family="text">
      <style:text-properties fo:font-size="10pt" fo:language="en" fo:country="US" officeooo:rsid="001612f4" style:font-size-asian="10pt" style:font-size-complex="10pt"/>
    </style:style>
    <style:style style:name="T16" style:family="text">
      <style:text-properties fo:font-size="10pt" fo:language="en" fo:country="US" officeooo:rsid="0020c95f" style:font-size-asian="10pt" style:font-size-complex="10pt"/>
    </style:style>
    <style:style style:name="T17" style:family="text">
      <style:text-properties officeooo:rsid="00228c21"/>
    </style:style>
    <style:style style:name="T18" style:family="text">
      <style:text-properties officeooo:rsid="0022ff1f"/>
    </style:style>
    <style:style style:name="T19" style:family="text">
      <style:text-properties officeooo:rsid="002475e3"/>
    </style:style>
    <style:style style:name="T20" style:family="text">
      <style:text-properties officeooo:rsid="00260e1b"/>
    </style:style>
    <style:style style:name="T21" style:family="text">
      <style:text-properties officeooo:rsid="00266040"/>
    </style:style>
    <style:style style:name="T22" style:family="text">
      <style:text-properties officeooo:rsid="00279e21"/>
    </style:style>
    <style:style style:name="T23" style:family="text">
      <style:text-properties officeooo:rsid="0028f563"/>
    </style:style>
    <style:style style:name="T24" style:family="text">
      <style:text-properties officeooo:rsid="002a3118"/>
    </style:style>
    <style:style style:name="T25" style:family="text">
      <style:text-properties officeooo:rsid="002b4eac"/>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fce Goodies Tutorial</text:p>
      <text:p text:style-name="P2"/>
      <text:p text:style-name="P2">So, what can you get out of this tutorial? </text:p>
      <text:list xml:id="list1759846775410402877" text:style-name="L1">
        <text:list-item>
          <text:p text:style-name="P29">you want to use the <text:span text:style-name="T20">X</text:span>fce panel as a dock;</text:p>
        </text:list-item>
        <text:list-item>
          <text:p text:style-name="P29">you want to use the Whisker Menu and other plugins;</text:p>
        </text:list-item>
        <text:list-item>
          <text:p text:style-name="P29">you want to use the <text:span text:style-name="T20">X</text:span>fce terminal as a dropdown terminal;</text:p>
        </text:list-item>
        <text:list-item>
          <text:p text:style-name="P32">you want to maybe learn something new.</text:p>
        </text:list-item>
      </text:list>
      <text:p text:style-name="P33"/>
      <text:p text:style-name="P7"><text:span text:style-name="T20">You can do all of this even if you are not using the Xfce DE. Of course if you are, they still work, but most of the job has been done for you.</text:span></text:p>
      <text:p text:style-name="P2"/>
      <text:p text:style-name="P2"/>
      <text:p text:style-name="P28">1) Xfce panel</text:p>
      <text:p text:style-name="P8"/>
      <text:p text:style-name="P21">a) Installation</text:p>
      <text:p text:style-name="P8"><text:tab/>sudo apt-get install -y xfce4-panel</text:p>
      <text:p text:style-name="P8"/>
      <text:p text:style-name="P40">Oh, I am only going to put here the apt-get commands. If you are using something else, well you should be able to just replace apt-get install with your command.</text:p>
      <text:p text:style-name="P8"/>
      <text:p text:style-name="P21">b) Use</text:p>
      <text:p text:style-name="P8">In order to use the panel you have to start it. <text:span text:style-name="T4">I</text:span>ssue this command in a terminal:</text:p>
      <text:p text:style-name="P8"><text:tab/>xfce4-panel</text:p>
      <text:p text:style-name="P8"/>
      <text:p text:style-name="P18">Don't close the terminal.</text:p>
      <text:p text:style-name="P18"/>
      <text:p text:style-name="P21">c) Making the dock</text:p>
      <text:p text:style-name="P8">You will get a popup. Go with an empty panel for now.</text:p>
      <text:p text:style-name="P8"/>
      <text:p text:style-name="P8">Right click on the panel, <text:span text:style-name="T10">go to</text:span> <text:span text:style-name="T21">P</text:span>anel → <text:span text:style-name="T21">P</text:span>anel <text:span text:style-name="T21">P</text:span>references. </text:p>
      <text:p text:style-name="P8"/>
      <text:p text:style-name="P8">You can choose how to size it and if it is vertical or horizontal. To have a dock you should choose the panel to hide intelligently. Also in the <text:span text:style-name="T21">A</text:span>ppearance tab make sure to have the alpha set to 0, so you won't get this very slim bar where the panel would be. (It makes the panel transparent)</text:p>
      <text:p text:style-name="P8"/>
      <text:p text:style-name="P8">The best way to add items is by adding the application menu. Then simply drag and drop items from the menu on the panel. (A red bar will indicate if you can let go)</text:p>
      <text:p text:style-name="P8"/>
      <text:p text:style-name="P8">If you want flexible separators, in the display tab make sure to have the length at 100%.</text:p>
      <text:p text:style-name="P8"/>
      <text:p text:style-name="P18">Also if you ad<text:span text:style-name="T14">d</text:span> a launcher, you can <text:span text:style-name="T14">have </text:span>more launchers inside it so they are nested. Right click on launcher → <text:span text:style-name="T21">P</text:span>roperties → <text:span text:style-name="T21">A</text:span>dd new items. <text:span text:style-name="T21">You will get this arrow bellow the first icon in the launcher. You can theme where it appears in the Advanced tab of the launcher.</text:span></text:p>
      <text:p text:style-name="P18"/>
      <text:p text:style-name="P18">Also you can add a Directory Menu. This is a cascading menu of a folder. You can see it's contents <text:span text:style-name="T14">without opening a file manager.</text:span> </text:p>
      <text:p text:style-name="P18">You need to add what files to see in the File Pattern. If you don't care just add: <text:s text:c="3"/>*.*</text:p>
      <text:p text:style-name="P19">If you <text:span text:style-name="T14">do want more extensions,</text:span> separate <text:span text:style-name="T11">them</text:span> with ; like this: <text:s text:c="3"/>*.mp4;*.mp3</text:p>
      <text:p text:style-name="P8"/>
      <text:p text:style-name="P23">d) Startup</text:p>
      <text:p text:style-name="P12">You must add this at startup. In Cinnamon go to System Settings → <text:span text:style-name="T14">Startup</text:span> Applications and a<text:span text:style-name="T14">dd</text:span> <text:soft-page-break/><text:span text:style-name="T14">custom</text:span> command: </text:p>
      <text:p text:style-name="P12"><text:tab/>xfce4-panel</text:p>
      <text:p text:style-name="P8"/>
      <text:p text:style-name="P44">You could close the terminal now but the panel will disappear. <text:span text:style-name="T22">You could log back in or restart.</text:span></text:p>
      <text:p text:style-name="P44"/>
      <text:p text:style-name="P44"/>
      <text:p text:style-name="P28">2) Whisker Menu</text:p>
      <text:p text:style-name="P28"/>
      <text:p text:style-name="P21">a) Installation</text:p>
      <text:p text:style-name="P8"><text:tab/>sudo apt-get install -y xfce4-whiskermenu-plugin</text:p>
      <text:p text:style-name="P8"/>
      <text:p text:style-name="P15">If you want other plugins go here: <text:a xlink:type="simple" xlink:href="https://www.archlinux.org/groups/x86_64/xfce4-goodies/" text:style-name="Internet_20_link" text:visited-style-name="Visited_20_Internet_20_Link">https://www.archlinux.org/groups/x86_64/xfce4-goodies/</text:a></text:p>
      <text:p text:style-name="P20">Now that you know their name just <text:s/><text:span text:style-name="T1">sudo apt-get install </text:span>NAME</text:p>
      <text:p text:style-name="P8"/>
      <text:p text:style-name="P21">b) Using the meta key to dropdown the menu</text:p>
      <text:p text:style-name="P39">What I recommend is to do this ( c<text:span text:style-name="T14">)</text:span> is why ). Create a txt file <text:span text:style-name="T17">(I recommend to put it in your home in the bin directory)</text:span> without an extension (or with .sh) and paste this in:</text:p>
      <text:p text:style-name="P8"><text:tab/>#!/bin/bash</text:p>
      <text:p text:style-name="P8"><text:tab/>xfce4-popup-whiskermenu</text:p>
      <text:p text:style-name="P8"/>
      <text:p text:style-name="P8">Make this file executable. You can right click on it and go to permissions or open a terminal and:</text:p>
      <text:p text:style-name="P8"><text:tab/>chmod +x yourfile</text:p>
      <text:p text:style-name="P8"/>
      <text:p text:style-name="P9">Now create your shortcut and give it the meta key as a <text:span text:style-name="T14">shortcut</text:span>. If you have the meta key set to show your other menu, th<text:span text:style-name="T4">en remove the menu, change it's shortcut, or have another shortcut for the Whisker Menu</text:span>. <text:span text:style-name="T3">In Cinnamon you should go to Settings → Keyboard → Shortcuts → Custom Shortcuts → Add.</text:span></text:p>
      <text:p text:style-name="P8"/>
      <text:p text:style-name="P21">c) The search doesn't focus</text:p>
      <text:p text:style-name="P8">I have found a way to work around this bug. <text:s/>Here is what you need to do.</text:p>
      <text:p text:style-name="P8"><text:tab/>sudo apt-get install -y wmctrl</text:p>
      <text:p text:style-name="P8"/>
      <text:p text:style-name="P2">Go to your script (that file) and replace everything with this:</text:p>
      <text:p text:style-name="P2"><text:tab/>#!/bin/bash</text:p>
      <text:p text:style-name="P2"><text:tab/>xfce4-popup-whiskermenu &amp;&amp; sleep 0.1 &amp;&amp; <text:s/>wmctrl -a Whisker Menu</text:p>
      <text:p text:style-name="P2"/>
      <text:p text:style-name="P5">What this does is: <text:span text:style-name="T8">it drops the menu and</text:span> wmctrl will focus and raise it every time. <text:span text:style-name="T8">The sleep is there <text:s/>because I noticed some times the menu opens later than the wmctrl command is issued.</text:span></text:p>
      <text:p text:style-name="P5"/>
      <text:p text:style-name="P25">e) More features</text:p>
      <text:p text:style-name="P16">Right click on the Whisker Menu and go to properties. Now go to commands.</text:p>
      <text:p text:style-name="P16">If you are using Cinnamon you can add this:</text:p>
      <text:list xml:id="list4075534839817720420" text:style-name="L2">
        <text:list-item>
          <text:p text:style-name="P34">All Settings: cinnamon-settings</text:p>
        </text:list-item>
        <text:list-item>
          <text:p text:style-name="P34">Lock Screen: gnome-screensaver-command –activate</text:p>
        </text:list-item>
        <text:list-item>
          <text:p text:style-name="P34">Log Out: /usr/bin/gnome-session-quit –no-prompt</text:p>
        </text:list-item>
        <text:list-item>
          <text:p text:style-name="P34">Edit Applications: cinnamon-menu-editor <text:s text:c="2"/>You may want to install menulibre if you want to edit the applications that appear in the menu because the cinnamon-menu-editor <text:span text:style-name="T13">can add more items but in my case they appear only in the Other section of the menu.</text:span></text:p>
        </text:list-item>
      </text:list>
      <text:p text:style-name="P16"/>
      <text:p text:style-name="P16">In the Search Actions <text:span text:style-name="T9">you can add stuff to search online. Go to that tab and click on the plus button.</text:span></text:p>
      <text:p text:style-name="P17">A new entry is created. The name is not really that important (you will see it when searching so you know whit what you're searching). The pattern is what you need to type first to use that search (so it <text:soft-page-break/>wont pick up an application instead). For example:</text:p>
      <text:p text:style-name="P17"/>
      <text:p text:style-name="P17">YouTube</text:p>
      <text:p text:style-name="P17">yy</text:p>
      <text:p text:style-name="P17">firefox https://www.youtube.com/results?search_query=%u</text:p>
      <text:p text:style-name="P17"/>
      <text:p text:style-name="P17">If you want another one you need to search on that website, copy the url and replace what you searched for with %u.</text:p>
      <text:p text:style-name="P2"/>
      <text:p text:style-name="P6">More:</text:p>
      <text:p text:style-name="P50">firefox https://www.google.ro/search?q=%u <text:tab/><text:span text:style-name="T14">Google</text:span></text:p>
      <text:p text:style-name="P48"><text:span text:style-name="T15">firefox https://duckduckgo.com/?q=%u<text:tab/></text:span><text:span text:style-name="T16">DuckDuckGo</text:span></text:p>
      <text:p text:style-name="P49"><text:span text:style-name="T15">firefox https://www.google.com/search?site=&amp;tbm=isch&amp;source=hp&amp;biw=&amp;bih=&amp;btnG=Search&amp;q=%u <text:tab/></text:span></text:p>
      <text:p text:style-name="P51"><text:span text:style-name="T14">G</text:span><text:span text:style-name="T2">oogle images</text:span></text:p>
      <text:p text:style-name="P45">You could also try out DuckDuckGo Bangs if you want https://duckduckgo.com/bang.</text:p>
      <text:p text:style-name="P26"/>
      <text:p text:style-name="P26"/>
      <text:p text:style-name="P21">3) Drop Down Terminal</text:p>
      <text:p text:style-name="P8"/>
      <text:p text:style-name="P21">a) Installation</text:p>
      <text:p text:style-name="P8"><text:tab/> sudo apt-get install -y xfce4-terminal</text:p>
      <text:p text:style-name="P8"/>
      <text:p text:style-name="P22">b) Using the <text:span text:style-name="T3">tilda</text:span> key to dropdown the <text:span text:style-name="T3">terminal</text:span></text:p>
      <text:p text:style-name="P9">What I recommend is to do this ( <text:span text:style-name="T17">c)</text:span> is why). Create a txt file <text:span text:style-name="T17">(I recommend to put it in your home in the bin directory)</text:span> without an extension (or with .sh) and paste this in:</text:p>
      <text:p text:style-name="P9"><text:tab/>#!/bin/bash</text:p>
      <text:p text:style-name="P9"><text:tab/><text:span text:style-name="T3">xfce4-terminal --drop-down</text:span></text:p>
      <text:p text:style-name="P9"/>
      <text:p text:style-name="P9">Make this file executable. You can right click on it and go to permissions or open a terminal in this folder and</text:p>
      <text:p text:style-name="P9"><text:tab/>chmod +x yourfile</text:p>
      <text:p text:style-name="P9"/>
      <text:p text:style-name="P9">Now create your shortcut and give it the <text:span text:style-name="T3">tilda</text:span> key as a <text:span text:style-name="T23">shortcut</text:span>. If you have the <text:span text:style-name="T12">tilda</text:span> key set to <text:span text:style-name="T12">something else</text:span>, th<text:span text:style-name="T18">e</text:span>n remove <text:span text:style-name="T12">it</text:span> from there <text:span text:style-name="T12">or make another shortcut for the terminal</text:span>. <text:span text:style-name="T3">In Cinnamon you should go to Settings → Keyboard → Shortcuts → Custom Shortcuts → Add.</text:span></text:p>
      <text:p text:style-name="P8"/>
      <text:p text:style-name="P23">c) The terminal doesn't focus</text:p>
      <text:p text:style-name="P10">I have found a way to work around this bug. <text:s/>Here is what you need to do.</text:p>
      <text:p text:style-name="P10"><text:tab/>sudo apt-get install -y wmctrl</text:p>
      <text:p text:style-name="P11"/>
      <text:p text:style-name="P3">Go to your script (that file) and replace everything with this:</text:p>
      <text:p text:style-name="P4"><text:tab/>#!/bin/bash</text:p>
      <text:p text:style-name="P4"><text:tab/>xfce4-terminal --drop-down -T DropDownTerminal &amp;&amp; sleep 0.1 &amp;&amp; wmctrl -a DropDownTerminal</text:p>
      <text:p text:style-name="P4"/>
      <text:p text:style-name="P4">What this does is: it creates a terminal with the name DropDownTerminal and wmctrl will focus and raise it every time. I did rename the terminal so it will not conflict with other terminals. <text:span text:style-name="T24">Not as important in the case of the Whisker Menu.</text:span></text:p>
      <text:p text:style-name="P3"/>
      <text:p text:style-name="P4">You can also add this to your startup applications if you want to. In Cinnamon: System Settings – Startup Applications. Add this file as the command. <text:span text:style-name="T25">The thing is that even if you don't add it the terminal will still open up regardless.</text:span></text:p>
      <text:p text:style-name="P4"/>
      <text:p text:style-name="P31"><text:soft-page-break/></text:p>
      <text:p text:style-name="P9"/>
      <text:p text:style-name="P24">d) Theming the terminal</text:p>
      <text:p text:style-name="P13">Now that you have the terminal you can also use it as a normal terminal too. </text:p>
      <text:p text:style-name="P13"/>
      <text:p text:style-name="P43">If you look at the right corner of the terminal you can see a button to keep the terminal above all windows and to access the settings. <text:span text:style-name="T19">If the settings appear behind the terminal, right click on the borders of the settings window or on it's titlebar and choose to keep it above other windows.</text:span></text:p>
      <text:p text:style-name="P43"/>
      <text:p text:style-name="P13">To have fixed size for all terminals you can open up a terminal, go to preferences, go to appearance and than choose <text:span text:style-name="T8">the </text:span>geometry. Here you can also make the terminal transparent. <text:span text:style-name="T18">Change the background colors and the text colors in the color tab. It's up to you.</text:span></text:p>
      <text:p text:style-name="P13"/>
      <text:p text:style-name="P13"/>
      <text:p text:style-name="P24"><text:span text:style-name="T8">e) </text:span>PS1 color (or the color of your username in the terminal) </text:p>
      <text:p text:style-name="P24"><text:span text:style-name="T5">I found a really cool way to theme this one. In the terminal preferences go to colors. Make sure you have checked the bold text color. Choose something you like because this is what </text:span><text:span text:style-name="T6">you will color your username and also the bold text in the man entries (anything that is </text:span><text:span text:style-name="T7">in bold</text:span><text:span text:style-name="T6">)</text:span><text:span text:style-name="T5">.</text:span></text:p>
      <text:p text:style-name="P13"/>
      <text:p text:style-name="P13">Go to your home. Find .bashrc (ctrl+h). If is not there make the file. Here you can also add aliases, but for now if there is any PS1 in there add a # at the beginning. Now add this on another line:</text:p>
      <text:p text:style-name="P13"><text:tab/>PS1='${debian_chroot:+($debian_chroot)}\[\e[1m\]\u@\h \w \$\[\033[00m\] '</text:p>
      <text:p text:style-name="P13"/>
      <text:p text:style-name="P13">Save the file. Open up a terminal and you will see that all bold text including your name are now the color you choose for the bold text in the terminal preferences.</text:p>
      <text:p text:style-name="P13"/>
      <text:p text:style-name="P41">Keep in mind that if you do this, your other terminal(s) that are not xfce may not get colored.</text:p>
      <text:p text:style-name="P15"/>
      <text:p text:style-name="P46">f) Other cool xfce4-terminal commands</text:p>
      <text:p text:style-name="P41">If you use man xfce4-terminal you can see more commands for the terminal. Here are some cool ones: </text:p>
      <text:list xml:id="list6911290239777816822" text:style-name="L3">
        <text:list-item>
          <text:p text:style-name="P42">xfce4-terminal --fullscreen - this will open the terminal in fullscreen and without borders and titlebar. Don't confuse with --maximize which will not remove the borders and titlebar</text:p>
        </text:list-item>
        <text:list-item>
          <text:p text:style-name="P42">xfce4-terminal --hide-borders – this will hide the tilebar and the borders in a newly created terminal. --show-border will show them back.</text:p>
        </text:list-item>
      </text:list>
      <text:p text:style-name="P14"/>
      <text:p text:style-name="P14"/>
      <text:p text:style-name="P14"/>
      <text:p text:style-name="P27">I hope you found something useful here. Thank you for re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resh </meta:initial-creator>
    <meta:creation-date>2017-01-06T18:59:52.815360890</meta:creation-date>
    <dc:date>2017-01-07T08:19:07.975351629</dc:date>
    <dc:creator>Raresh </dc:creator>
    <meta:editing-duration>PT1H16M11S</meta:editing-duration>
    <meta:editing-cycles>36</meta:editing-cycles>
    <meta:generator>LibreOffice/5.0.3.2$Linux_X86_64 LibreOffice_project/00m0$Build-2</meta:generator>
    <meta:document-statistic meta:table-count="0" meta:image-count="0" meta:object-count="0" meta:page-count="4" meta:paragraph-count="100" meta:word-count="1523" meta:character-count="8467" meta:non-whitespace-character-count="7016"/>
  </office:meta>
</office:document-meta>
</file>